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56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15.6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ss (2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OMINIO EDIFICIO LILIAN III</text:p>
          </table:table-cell>
          <table:table-cell office:value-type="float" office:value="9528366000102" calcext:value-type="float">
            <text:p>9528366000102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ACFB ADMINISTRACAO JUDICIAL LTDA - ME</text:p>
          </table:table-cell>
          <table:table-cell office:value-type="float" office:value="22159674000176" calcext:value-type="float">
            <text:p>22159674000176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CLAYTON AKIRA ISHII - ME</text:p>
          </table:table-cell>
          <table:table-cell office:value-type="float" office:value="23783005000133" calcext:value-type="float">
            <text:p>23783005000133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MORENO &amp; NOMORE NEGOCIOS ONLINE EIRELI - EPP</text:p>
          </table:table-cell>
          <table:table-cell office:value-type="float" office:value="20684603000167" calcext:value-type="float">
            <text:p>20684603000167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MOVECASH TECNOLOGIA E INOVACAO LTDA.</text:p>
          </table:table-cell>
          <table:table-cell office:value-type="float" office:value="17979319000103" calcext:value-type="float">
            <text:p>17979319000103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ORIENTEME SERVICOS DE TECNOLOGIA S.A.</text:p>
          </table:table-cell>
          <table:table-cell office:value-type="float" office:value="26246053000180" calcext:value-type="float">
            <text:p>26246053000180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VICTOR MOREIRA DE SOUZA - ME</text:p>
          </table:table-cell>
          <table:table-cell office:value-type="float" office:value="15571180000139" calcext:value-type="float">
            <text:p>15571180000139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ESTUDIO MARIPOSA LTDA - ME</text:p>
          </table:table-cell>
          <table:table-cell office:value-type="float" office:value="11762038000118" calcext:value-type="float">
            <text:p>11762038000118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AKJ CONSULTORIA E SISTEMAS LTDA</text:p>
          </table:table-cell>
          <table:table-cell office:value-type="float" office:value="28669000191" calcext:value-type="float">
            <text:p>28669000191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RISKNOW PROCESSAMENTO DE DADOS LTDA</text:p>
          </table:table-cell>
          <table:table-cell office:value-type="float" office:value="27638356000101" calcext:value-type="float">
            <text:p>27638356000101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SPM SERVICOS MEDICOS EIRELI</text:p>
          </table:table-cell>
          <table:table-cell office:value-type="float" office:value="23620596000128" calcext:value-type="float">
            <text:p>23620596000128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JULIAN MARCEL DA COSTA BARIA - ME</text:p>
          </table:table-cell>
          <table:table-cell office:value-type="float" office:value="23678401000109" calcext:value-type="float">
            <text:p>23678401000109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BSO INFORMATICA EIRELI EPP</text:p>
          </table:table-cell>
          <table:table-cell office:value-type="float" office:value="8081524000166" calcext:value-type="float">
            <text:p>8081524000166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ORLANDO VIEIRA SAMPAIO JUNIOR - ME</text:p>
          </table:table-cell>
          <table:table-cell office:value-type="float" office:value="28473408000108" calcext:value-type="float">
            <text:p>28473408000108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QUAVE TECNOLOGIA EM SOFTWARE LTDA</text:p>
          </table:table-cell>
          <table:table-cell office:value-type="float" office:value="17900294000100" calcext:value-type="float">
            <text:p>17900294000100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ALBERTO RATOLA DE AZEVEDO</text:p>
          </table:table-cell>
          <table:table-cell office:value-type="float" office:value="17837067000188" calcext:value-type="float">
            <text:p>17837067000188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CESAR BARROS DE SOUZA FILHO</text:p>
          </table:table-cell>
          <table:table-cell office:value-type="float" office:value="32487500000196" calcext:value-type="float">
            <text:p>32487500000196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PARAFUZO TECNOLOGIA E INTERMEDIACAO DE SERVICOS LTDA.</text:p>
          </table:table-cell>
          <table:table-cell office:value-type="float" office:value="20221443000110" calcext:value-type="float">
            <text:p>20221443000110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CHOICE TRADUCOES LTDA</text:p>
          </table:table-cell>
          <table:table-cell office:value-type="float" office:value="11060253000177" calcext:value-type="float">
            <text:p>11060253000177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MUNDO NEO SERVICOS MEDICOS</text:p>
          </table:table-cell>
          <table:table-cell office:value-type="float" office:value="28679429000176" calcext:value-type="float">
            <text:p>28679429000176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PAOLA RIGATTO BROLLO FIGUEIREDO</text:p>
          </table:table-cell>
          <table:table-cell office:value-type="float" office:value="33634017000150" calcext:value-type="float">
            <text:p>33634017000150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VECTOR ASSESSORIA E CONSULTORIA ATUARIAL E FINANCEIRA LTDA </text:p>
          </table:table-cell>
          <table:table-cell office:value-type="float" office:value="8876182000170" calcext:value-type="float">
            <text:p>8876182000170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TKF TECNOLOGIA EM SISTEMAS DE INFORMACAO LTDA </text:p>
          </table:table-cell>
          <table:table-cell office:value-type="float" office:value="475167000109" calcext:value-type="float">
            <text:p>475167000109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MKRS ATIVIDADES DE ESTRATEGIA EIRELI</text:p>
          </table:table-cell>
          <table:table-cell office:value-type="float" office:value="18928628000117" calcext:value-type="float">
            <text:p>18928628000117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A R DE OLIVEIRA</text:p>
          </table:table-cell>
          <table:table-cell office:value-type="float" office:value="35067846000123" calcext:value-type="float">
            <text:p>35067846000123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GUILHERME HENRIQUE DIAS LTDA</text:p>
          </table:table-cell>
          <table:table-cell office:value-type="float" office:value="35690301000179" calcext:value-type="float">
            <text:p>35690301000179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MARIANA RAMOS DIAS LTDA</text:p>
          </table:table-cell>
          <table:table-cell office:value-type="float" office:value="35690541000173" calcext:value-type="float">
            <text:p>35690541000173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L. A. R. DA M. SPEROTTO CONSULTORIA</text:p>
          </table:table-cell>
          <table:table-cell office:value-type="float" office:value="36015476000143" calcext:value-type="float">
            <text:p>36015476000143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ZR93 MARKETING ESPORTIVO LTDA - ME.</text:p>
          </table:table-cell>
          <table:table-cell office:value-type="float" office:value="29250505000196" calcext:value-type="float">
            <text:p>29250505000196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EFFIKA INVESTIMENTOS - GESTORA DE PATRIMONIO LTDA.</text:p>
          </table:table-cell>
          <table:table-cell office:value-type="float" office:value="19569363000170" calcext:value-type="float">
            <text:p>19569363000170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TRAFALGAR GESTAO DE RECURSOS LTDA.</text:p>
          </table:table-cell>
          <table:table-cell office:value-type="float" office:value="20710453000119" calcext:value-type="float">
            <text:p>20710453000119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COX GESTAO DE RECURSOS LTDA.</text:p>
          </table:table-cell>
          <table:table-cell office:value-type="float" office:value="8364775000158" calcext:value-type="float">
            <text:p>8364775000158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FARMTECH GESTÃO DE RECURSOS LTDA</text:p>
          </table:table-cell>
          <table:table-cell office:value-type="float" office:value="20043909000134" calcext:value-type="float">
            <text:p>20043909000134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FOSTER - AGENTE AUTONOMO DE INVESTIMENTOS LTDA.</text:p>
          </table:table-cell>
          <table:table-cell office:value-type="float" office:value="31845088000176" calcext:value-type="float">
            <text:p>31845088000176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ATLANTIS SERVICOS DE SAUDE S/S LTDA</text:p>
          </table:table-cell>
          <table:table-cell office:value-type="float" office:value="66663147000170" calcext:value-type="float">
            <text:p>66663147000170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BRIEF COMUNICACAO WEB E DESIGN GRAFICO LTDA</text:p>
          </table:table-cell>
          <table:table-cell office:value-type="float" office:value="7820219000186" calcext:value-type="float">
            <text:p>7820219000186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ADLIB DIGITAL LTDA.</text:p>
          </table:table-cell>
          <table:table-cell office:value-type="float" office:value="8160702000144" calcext:value-type="float">
            <text:p>8160702000144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CANUMA CAPITAL LTDA.</text:p>
          </table:table-cell>
          <table:table-cell office:value-type="float" office:value="14555360000164" calcext:value-type="float">
            <text:p>14555360000164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FLORIDA INVESTIMENTOS E GESTAO DE RECURSOS LTDA</text:p>
          </table:table-cell>
          <table:table-cell office:value-type="float" office:value="11275045000195" calcext:value-type="float">
            <text:p>11275045000195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TELAVITA SERVICOS DE SAUDE LTDA</text:p>
          </table:table-cell>
          <table:table-cell office:value-type="float" office:value="27460001000175" calcext:value-type="float">
            <text:p>27460001000175</text:p>
          </table:table-cell>
          <table:table-cell office:value-type="string" calcext:value-type="string">
            <text:p>Success: Upload realizado! </text:p>
          </table:table-cell>
        </table:table-row>
        <table:table-row table:style-name="ro1">
          <table:table-cell office:value-type="string" calcext:value-type="string">
            <text:p>RENATO PARAENSE GODINHO 94531056272</text:p>
          </table:table-cell>
          <table:table-cell office:value-type="float" office:value="29811893000137" calcext:value-type="float">
            <text:p>29811893000137</text:p>
          </table:table-cell>
          <table:table-cell office:value-type="string" calcext:value-type="string">
            <text:p>Success: Upload realizado!</text:p>
          </table:table-cell>
        </table:table-row>
        <table:table-row table:style-name="ro1">
          <table:table-cell office:value-type="string" calcext:value-type="string">
            <text:p>PALQEE BRASIL TECNOLOGIA DA INFORMACAO LTDA</text:p>
          </table:table-cell>
          <table:table-cell office:value-type="float" office:value="40803527000179" calcext:value-type="float">
            <text:p>40803527000179</text:p>
          </table:table-cell>
          <table:table-cell office:value-type="string" calcext:value-type="string">
            <text:p>Success: Upload realizado!</text:p>
          </table:table-cell>
        </table:table-row>
        <table:table-row table:style-name="ro1">
          <table:table-cell office:value-type="string" calcext:value-type="string">
            <text:p>RENATO PARAENSE GODINHO 94531056272</text:p>
          </table:table-cell>
          <table:table-cell office:value-type="float" office:value="29811893000137" calcext:value-type="float">
            <text:p>29811893000137</text:p>
          </table:table-cell>
          <table:table-cell office:value-type="string" calcext:value-type="string">
            <text:p>Success: Upload realizado!</text:p>
          </table:table-cell>
        </table:table-row>
        <table:table-row table:style-name="ro1">
          <table:table-cell office:value-type="string" calcext:value-type="string">
            <text:p>PALQEE BRASIL TECNOLOGIA DA INFORMACAO LTDA</text:p>
          </table:table-cell>
          <table:table-cell office:value-type="float" office:value="40803527000179" calcext:value-type="float">
            <text:p>40803527000179</text:p>
          </table:table-cell>
          <table:table-cell office:value-type="string" calcext:value-type="string">
            <text:p>Success: Upload realizado!</text:p>
          </table:table-cell>
        </table:table-row>
        <table:table-row table:style-name="ro1">
          <table:table-cell office:value-type="string" calcext:value-type="string">
            <text:p>ONDA SONORA PRODUCOES ARTISTICAS LTDA</text:p>
          </table:table-cell>
          <table:table-cell office:value-type="float" office:value="3170455000143" calcext:value-type="float">
            <text:p>3170455000143</text:p>
          </table:table-cell>
          <table:table-cell office:value-type="string" calcext:value-type="string">
            <text:p>Success: Upload realizado!</text:p>
          </table:table-cell>
        </table:table-row>
        <table:table-row table:style-name="ro1">
          <table:table-cell office:value-type="string" calcext:value-type="string">
            <text:p>NORTEUS ADVISORY LTDA</text:p>
          </table:table-cell>
          <table:table-cell office:value-type="float" office:value="48985847000107" calcext:value-type="float">
            <text:p>48985847000107</text:p>
          </table:table-cell>
          <table:table-cell office:value-type="string" calcext:value-type="string">
            <text:p>Success: Upload realizado!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ICIENG ENGENHARIA E INCORPORADORA LTDA</text:p>
          </table:table-cell>
          <table:table-cell office:value-type="float" office:value="14459829000161" calcext:value-type="float">
            <text:p>14459829000161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VINICIUS BARROS ROMANO - ME</text:p>
          </table:table-cell>
          <table:table-cell office:value-type="float" office:value="24480084000176" calcext:value-type="float">
            <text:p>24480084000176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MARIA CECILIA PASCHOAL VIEIRA INTERMEDIACOES IMOBILIARIAS - ME</text:p>
          </table:table-cell>
          <table:table-cell office:value-type="float" office:value="24334610000190" calcext:value-type="float">
            <text:p>2433461000019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AF PEREIRA SERVICOS ADMINISTRATIVOS - ME</text:p>
          </table:table-cell>
          <table:table-cell office:value-type="float" office:value="26132792000141" calcext:value-type="float">
            <text:p>26132792000141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C3 PARTICIPACOES LTDA - ME</text:p>
          </table:table-cell>
          <table:table-cell office:value-type="float" office:value="25063416000180" calcext:value-type="float">
            <text:p>2506341600018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C3 PARTICIPACOES LTDA - ME</text:p>
          </table:table-cell>
          <table:table-cell office:value-type="float" office:value="25063416000180" calcext:value-type="float">
            <text:p>2506341600018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KNOW HOW SHARE LTDA ME</text:p>
          </table:table-cell>
          <table:table-cell office:value-type="float" office:value="25259972000126" calcext:value-type="float">
            <text:p>25259972000126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UPWARDS AUDITORES INDEPENDENTES S/S. - EPP</text:p>
          </table:table-cell>
          <table:table-cell office:value-type="float" office:value="8020271000110" calcext:value-type="float">
            <text:p>802027100011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ANGA - NUCLEO DE ESTUDOS E ASSISTENCIA AO ENVELHECIMENTO LTDA</text:p>
          </table:table-cell>
          <table:table-cell office:value-type="float" office:value="25053084000152" calcext:value-type="float">
            <text:p>25053084000152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HT2M CONSULTORIA LTDA - ME</text:p>
          </table:table-cell>
          <table:table-cell office:value-type="float" office:value="25336290000170" calcext:value-type="float">
            <text:p>2533629000017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F. G. TEIXEIRA INTERMEDIACOES IMOBILIARIAS - ME</text:p>
          </table:table-cell>
          <table:table-cell office:value-type="float" office:value="22616416000171" calcext:value-type="float">
            <text:p>22616416000171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GABRIEL GARBUGLIO DRUKAS REIS - ME</text:p>
          </table:table-cell>
          <table:table-cell office:value-type="float" office:value="24255964000149" calcext:value-type="float">
            <text:p>24255964000149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RAPHAEL MAGALHAES LUS - ME</text:p>
          </table:table-cell>
          <table:table-cell office:value-type="float" office:value="25312962000107" calcext:value-type="float">
            <text:p>25312962000107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F.E. CHILA INFORMATICA - ME</text:p>
          </table:table-cell>
          <table:table-cell office:value-type="float" office:value="8853125000176" calcext:value-type="float">
            <text:p>8853125000176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F.E. CHILA INFORMATICA - ME</text:p>
          </table:table-cell>
          <table:table-cell office:value-type="float" office:value="8853125000176" calcext:value-type="float">
            <text:p>8853125000176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MJ D'ANGELO - ME</text:p>
          </table:table-cell>
          <table:table-cell office:value-type="float" office:value="16576155000100" calcext:value-type="float">
            <text:p>1657615500010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BLINDAGE CONSULTORIA E CORRETAGEM DE SEGUROS LTDA - ME</text:p>
          </table:table-cell>
          <table:table-cell office:value-type="float" office:value="3764568000177" calcext:value-type="float">
            <text:p>3764568000177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APPING AROUND TECNOLOGIA DA INFORMACAO LTDA</text:p>
          </table:table-cell>
          <table:table-cell office:value-type="float" office:value="29816433000100" calcext:value-type="float">
            <text:p>2981643300010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CARLOS ALBERTO DA SILVA</text:p>
          </table:table-cell>
          <table:table-cell office:value-type="float" office:value="30166874000184" calcext:value-type="float">
            <text:p>30166874000184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EDUARDO RANGELL FERREIRA 01243826142</text:p>
          </table:table-cell>
          <table:table-cell office:value-type="float" office:value="29956165000113" calcext:value-type="float">
            <text:p>29956165000113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RECETRARO SERVICOS MEDICOS LTDA</text:p>
          </table:table-cell>
          <table:table-cell office:value-type="float" office:value="30594234000175" calcext:value-type="float">
            <text:p>30594234000175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MFAIS CONSULTORIA E TECNOLOGIA LTDA</text:p>
          </table:table-cell>
          <table:table-cell office:value-type="float" office:value="9349381000193" calcext:value-type="float">
            <text:p>9349381000193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AUGUSTO YAN NISHI PROGRAMACAO</text:p>
          </table:table-cell>
          <table:table-cell office:value-type="float" office:value="30740011000179" calcext:value-type="float">
            <text:p>30740011000179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ACCELL TECNOLOGIA DE NEGOCIOS LTDA</text:p>
          </table:table-cell>
          <table:table-cell office:value-type="float" office:value="18246123000172" calcext:value-type="float">
            <text:p>18246123000172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SHIOUXIN ASSESSORIA COMERCIAL - EIRELI</text:p>
          </table:table-cell>
          <table:table-cell office:value-type="float" office:value="21861201000153" calcext:value-type="float">
            <text:p>21861201000153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EXIMIUM CORRETORA DE SEGUROS LTDA</text:p>
          </table:table-cell>
          <table:table-cell office:value-type="float" office:value="7922280000134" calcext:value-type="float">
            <text:p>7922280000134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F. N. YAMADA ENGENHARIA </text:p>
          </table:table-cell>
          <table:table-cell office:value-type="float" office:value="24259985000132" calcext:value-type="float">
            <text:p>24259985000132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SOMAR SOLUCOES E SERVICOS LTDA</text:p>
          </table:table-cell>
          <table:table-cell office:value-type="float" office:value="33365550000163" calcext:value-type="float">
            <text:p>33365550000163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M C MICHAELSEN</text:p>
          </table:table-cell>
          <table:table-cell office:value-type="float" office:value="33715408000107" calcext:value-type="float">
            <text:p>33715408000107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M&amp;M MARKETING LTDA</text:p>
          </table:table-cell>
          <table:table-cell office:value-type="float" office:value="33898796000109" calcext:value-type="float">
            <text:p>33898796000109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DM CONSULTORIA EMPRESARIAL EIRELI</text:p>
          </table:table-cell>
          <table:table-cell office:value-type="float" office:value="35558495000153" calcext:value-type="float">
            <text:p>35558495000153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PEDRA PRETA HOLDING LTDA.</text:p>
          </table:table-cell>
          <table:table-cell office:value-type="float" office:value="15387167000124" calcext:value-type="float">
            <text:p>15387167000124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IDV - INSTITUTO PARA DESENVOLVIMENTO DO VAREJO</text:p>
          </table:table-cell>
          <table:table-cell office:value-type="float" office:value="7155504000120" calcext:value-type="float">
            <text:p>715550400012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TRAFALGAR INVESTIMENTOS LTDA.</text:p>
          </table:table-cell>
          <table:table-cell office:value-type="float" office:value="28315092000118" calcext:value-type="float">
            <text:p>28315092000118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RPHM PARTICIPACOES LTDA</text:p>
          </table:table-cell>
          <table:table-cell office:value-type="float" office:value="31602152000198" calcext:value-type="float">
            <text:p>31602152000198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GHFARM PARTICIPACOES LTDA</text:p>
          </table:table-cell>
          <table:table-cell office:value-type="float" office:value="33295436000104" calcext:value-type="float">
            <text:p>33295436000104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FARM INVESTIMENTOS E PARTICIPACOES LTDA</text:p>
          </table:table-cell>
          <table:table-cell office:value-type="float" office:value="33121514000154" calcext:value-type="float">
            <text:p>33121514000154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FARMTECH SOLUCOES DIGITAIS LTDA</text:p>
          </table:table-cell>
          <table:table-cell office:value-type="float" office:value="18899100000167" calcext:value-type="float">
            <text:p>18899100000167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BOUTAUD-JEREISSATI GESTAO PATRIMONIAL LTDA</text:p>
          </table:table-cell>
          <table:table-cell office:value-type="float" office:value="36446315000104" calcext:value-type="float">
            <text:p>36446315000104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FERRAZ E COLELLA MATERIAIS E SERVICOS PARA CONSTRUCAO LTDA.</text:p>
          </table:table-cell>
          <table:table-cell office:value-type="float" office:value="18975769000190" calcext:value-type="float">
            <text:p>1897576900019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NI-TEC INSTALACAO E MANUTENCAO ELETRICA LTDA</text:p>
          </table:table-cell>
          <table:table-cell office:value-type="float" office:value="11427767000118" calcext:value-type="float">
            <text:p>11427767000118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AUGUSTO FILIPPE MARTINS GODINHO DA FONSECA RIBEIRO LTDA</text:p>
          </table:table-cell>
          <table:table-cell office:value-type="float" office:value="36932711000141" calcext:value-type="float">
            <text:p>36932711000141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GID BRAZIL PARTICIPACOES LTDA</text:p>
          </table:table-cell>
          <table:table-cell office:value-type="float" office:value="13183733000150" calcext:value-type="float">
            <text:p>1318373300015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S T R PINTO LTDA</text:p>
          </table:table-cell>
          <table:table-cell office:value-type="float" office:value="37905212000128" calcext:value-type="float">
            <text:p>37905212000128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VISTA DA MANTIQUEIRA ADMINISTRACAO DE IMOVEIS RURAIS LTDA.</text:p>
          </table:table-cell>
          <table:table-cell office:value-type="float" office:value="38348303000172" calcext:value-type="float">
            <text:p>38348303000172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CABO BRANCO SERVICOS ADMINISTRATIVOS E PARTICIPACOES LTDA</text:p>
          </table:table-cell>
          <table:table-cell office:value-type="float" office:value="39348849000196" calcext:value-type="float">
            <text:p>39348849000196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TAMBAU ADMINISTRACAO E SERVICOS LTDA</text:p>
          </table:table-cell>
          <table:table-cell office:value-type="float" office:value="40581888000118" calcext:value-type="float">
            <text:p>40581888000118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ROZA DIAMANTES E BENS DE CONSUMO LTDA</text:p>
          </table:table-cell>
          <table:table-cell office:value-type="float" office:value="40969436000108" calcext:value-type="float">
            <text:p>40969436000108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BLU GROUP TECNOLOGIA E SERVICOS LTDA</text:p>
          </table:table-cell>
          <table:table-cell office:value-type="float" office:value="29078408000168" calcext:value-type="float">
            <text:p>29078408000168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DANILO BARION NOGUEIRA LTDA</text:p>
          </table:table-cell>
          <table:table-cell office:value-type="float" office:value="42179252000170" calcext:value-type="float">
            <text:p>4217925200017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DERSALVADOR LTDA</text:p>
          </table:table-cell>
          <table:table-cell office:value-type="float" office:value="42397663000131" calcext:value-type="float">
            <text:p>42397663000131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3P PARTICIPACOES LTDA.</text:p>
          </table:table-cell>
          <table:table-cell office:value-type="float" office:value="41325930000100" calcext:value-type="float">
            <text:p>4132593000010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ARANDU JMTH IMOVEIS E PARTICIPACOES LTDA</text:p>
          </table:table-cell>
          <table:table-cell office:value-type="float" office:value="22056106000140" calcext:value-type="float">
            <text:p>2205610600014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DEAL RUSH LTDA</text:p>
          </table:table-cell>
          <table:table-cell office:value-type="float" office:value="43534907000143" calcext:value-type="float">
            <text:p>43534907000143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SKAIL TECNOLOGIA DA INFORMACAO LTDA</text:p>
          </table:table-cell>
          <table:table-cell office:value-type="float" office:value="44928535000100" calcext:value-type="float">
            <text:p>4492853500010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IDEAL PRINTERS LTDA</text:p>
          </table:table-cell>
          <table:table-cell office:value-type="float" office:value="42091401000144" calcext:value-type="float">
            <text:p>42091401000144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MODI CONDOMINIOS LTDA</text:p>
          </table:table-cell>
          <table:table-cell office:value-type="float" office:value="36945043000197" calcext:value-type="float">
            <text:p>36945043000197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GOLDENBIRD LTDA.</text:p>
          </table:table-cell>
          <table:table-cell office:value-type="float" office:value="46036379000190" calcext:value-type="float">
            <text:p>4603637900019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IDEAL PRINTERS LTDA</text:p>
          </table:table-cell>
          <table:table-cell office:value-type="float" office:value="42091401000144" calcext:value-type="float">
            <text:p>42091401000144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MODI CONDOMINIOS LTDA</text:p>
          </table:table-cell>
          <table:table-cell office:value-type="float" office:value="36945043000197" calcext:value-type="float">
            <text:p>36945043000197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GOLDENBIRD LTDA.</text:p>
          </table:table-cell>
          <table:table-cell office:value-type="float" office:value="46036379000190" calcext:value-type="float">
            <text:p>46036379000190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H&amp;A CONSULTORIA AERONAUTICA LTDA</text:p>
          </table:table-cell>
          <table:table-cell office:value-type="float" office:value="24239482000103" calcext:value-type="float">
            <text:p>24239482000103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FLORIDA PARTICIPACOES LTDA.</text:p>
          </table:table-cell>
          <table:table-cell office:value-type="float" office:value="45509827000163" calcext:value-type="float">
            <text:p>45509827000163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INVISTO TECNOLOGIA LTDA</text:p>
          </table:table-cell>
          <table:table-cell office:value-type="float" office:value="48271363000198" calcext:value-type="float">
            <text:p>48271363000198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JRV TECNOLOGIA LTDA</text:p>
          </table:table-cell>
          <table:table-cell office:value-type="float" office:value="48369807000122" calcext:value-type="float">
            <text:p>48369807000122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LUCAS ZANOTTI DURYNEK 47551927816</text:p>
          </table:table-cell>
          <table:table-cell office:value-type="float" office:value="46140292000169" calcext:value-type="float">
            <text:p>46140292000169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SCACIOTTI 205 SPE LTDA</text:p>
          </table:table-cell>
          <table:table-cell office:value-type="float" office:value="42959419000115" calcext:value-type="float">
            <text:p>42959419000115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SIMETRIA FINANCEIRA CONSULTORIA LTDA</text:p>
          </table:table-cell>
          <table:table-cell office:value-type="float" office:value="52264701000131" calcext:value-type="float">
            <text:p>52264701000131</text:p>
          </table:table-cell>
          <table:table-cell office:value-type="string" calcext:value-type="string">
            <text:p>Error: Nenhuma guia emitida pendente foi encontrada para o contribuinte no Exercício de 11/2023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E CAPITAL CONSULTORIA LTDA.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Error: Requisitos básicos de acesso:</text:p>
          </table:table-cell>
        </table:table-row>
        <table:table-row table:style-name="ro1">
          <table:table-cell office:value-type="string" calcext:value-type="string">
            <text:p>EDUARDO B DE OLIVEIRA TECNOLOGIA - ME</text:p>
          </table:table-cell>
          <table:table-cell office:value-type="string" calcext:value-type="string">
            <text:p>Eb286207</text:p>
          </table:table-cell>
          <table:table-cell office:value-type="string" calcext:value-type="string">
            <text:p>Error: Requisitos básicos de acesso:</text:p>
          </table:table-cell>
        </table:table-row>
        <table:table-row table:style-name="ro1">
          <table:table-cell office:value-type="string" calcext:value-type="string">
            <text:p>MENDES RIBEIRO ENGENHEIROS ASSOCIADOS LTDA.</text:p>
          </table:table-cell>
          <table:table-cell office:value-type="float" office:value="11316827000125" calcext:value-type="float">
            <text:p>11316827000125</text:p>
          </table:table-cell>
          <table:table-cell office:value-type="string" calcext:value-type="string">
            <text:p>Error: Requisitos básicos de acesso:</text:p>
          </table:table-cell>
        </table:table-row>
        <table:table-row table:style-name="ro1">
          <table:table-cell office:value-type="string" calcext:value-type="string">
            <text:p>IRANI UGARELLI SERVICOS EM MARKETING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ror: Requisitos básicos de acesso:</text:p>
          </table:table-cell>
        </table:table-row>
        <table:table-row table:style-name="ro1">
          <table:table-cell office:value-type="string" calcext:value-type="string">
            <text:p>STELLO SOLAN PARTICIPACOES LIMITADA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ror: Requisitos básicos de acesso:</text:p>
          </table:table-cell>
        </table:table-row>
        <table:table-row table:style-name="ro1">
          <table:table-cell office:value-type="string" calcext:value-type="string">
            <text:p>TFC SOLUCOES ESTRATEGICAS EM TECNOLOGIA DA INFORMACAO LTDA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ror: Requisitos básicos de acesso:</text:p>
          </table:table-cell>
        </table:table-row>
        <table:table-row table:style-name="ro1">
          <table:table-cell office:value-type="string" calcext:value-type="string">
            <text:p>PL CAPITAL CONSULTORIA LTDA</text:p>
          </table:table-cell>
          <table:table-cell office:value-type="string" calcext:value-type="string">
            <text:p>TEMPORARIO</text:p>
          </table:table-cell>
          <table:table-cell office:value-type="string" calcext:value-type="string">
            <text:p>Error: Requisitos básicos de acesso:</text:p>
          </table:table-cell>
        </table:table-row>
        <table:table-row table:style-name="ro1">
          <table:table-cell office:value-type="string" calcext:value-type="string">
            <text:p>SAPIENS PARTICIPACOES LTDA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ror: Requisitos básicos de acesso: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ARDS ASSESSORIA EMPRESARIAL LTDA - EPP</text:p>
          </table:table-cell>
          <table:table-cell office:value-type="float" office:value="24113957000102" calcext:value-type="float">
            <text:p>24113957000102</text:p>
          </table:table-cell>
          <table:table-cell office:value-type="string" calcext:value-type="string">
            <text:p>Error: Senha Inválida </text:p>
          </table:table-cell>
        </table:table-row>
        <table:table-row table:style-name="ro1">
          <table:table-cell office:value-type="string" calcext:value-type="string">
            <text:p>PRODUTO EM CENA MERCHANDISING PROPAGANDA E PUBLICIDADE LTDA. - EPP</text:p>
          </table:table-cell>
          <table:table-cell office:value-type="float" office:value="7038113000125" calcext:value-type="float">
            <text:p>7038113000125</text:p>
          </table:table-cell>
          <table:table-cell office:value-type="string" calcext:value-type="string">
            <text:p>Error: Senha Inválida </text:p>
          </table:table-cell>
        </table:table-row>
        <table:table-row table:style-name="ro1">
          <table:table-cell office:value-type="string" calcext:value-type="string">
            <text:p>FULVIO BRIGO PEREIRA - ME</text:p>
          </table:table-cell>
          <table:table-cell office:value-type="float" office:value="28730287000124" calcext:value-type="float">
            <text:p>28730287000124</text:p>
          </table:table-cell>
          <table:table-cell office:value-type="string" calcext:value-type="string">
            <text:p>Error: Senha Inválida </text:p>
          </table:table-cell>
        </table:table-row>
        <table:table-row table:style-name="ro1">
          <table:table-cell office:value-type="string" calcext:value-type="string">
            <text:p>COMSEC GESTAO E TECNOLOGIA LTDA</text:p>
          </table:table-cell>
          <table:table-cell office:value-type="float" office:value="13806969000104" calcext:value-type="float">
            <text:p>13806969000104</text:p>
          </table:table-cell>
          <table:table-cell office:value-type="string" calcext:value-type="string">
            <text:p>Error: Senha Inválida </text:p>
          </table:table-cell>
        </table:table-row>
        <table:table-row table:style-name="ro1">
          <table:table-cell office:value-type="string" calcext:value-type="string">
            <text:p>B3P PARTICIPACOES LTDA</text:p>
          </table:table-cell>
          <table:table-cell office:value-type="float" office:value="40204035000167" calcext:value-type="float">
            <text:p>40204035000167</text:p>
          </table:table-cell>
          <table:table-cell office:value-type="string" calcext:value-type="string">
            <text:p>Error: Senha Inválida </text:p>
          </table:table-cell>
        </table:table-row>
        <table:table-row table:style-name="ro1">
          <table:table-cell office:value-type="string" calcext:value-type="string">
            <text:p>AMP PARTNERS PARTICIPACOES LTDA.</text:p>
          </table:table-cell>
          <table:table-cell office:value-type="float" office:value="20854770000109" calcext:value-type="float">
            <text:p>20854770000109</text:p>
          </table:table-cell>
          <table:table-cell office:value-type="string" calcext:value-type="string">
            <text:p>Error: Senha Inválida</text:p>
          </table:table-cell>
        </table:table-row>
        <table:table-row table:style-name="ro1">
          <table:table-cell office:value-type="string" calcext:value-type="string">
            <text:p>48.740.269 ARTHUR DA SILVA ANTONOVIEZ</text:p>
          </table:table-cell>
          <table:table-cell office:value-type="float" office:value="4.87402690001305E+019" calcext:value-type="float">
            <text:p>4,87402690001305E+019</text:p>
          </table:table-cell>
          <table:table-cell office:value-type="string" calcext:value-type="string">
            <text:p>Error: Senha Inválida</text:p>
          </table:table-cell>
        </table:table-row>
        <table:table-row table:style-name="ro1">
          <table:table-cell office:value-type="string" calcext:value-type="string">
            <text:p>ARROW VIA TORINO INCORPORADORA SPE LTDA</text:p>
          </table:table-cell>
          <table:table-cell office:value-type="float" office:value="48979220000135" calcext:value-type="float">
            <text:p>48979220000135</text:p>
          </table:table-cell>
          <table:table-cell office:value-type="string" calcext:value-type="string">
            <text:p>Error: Senha Inválida</text:p>
          </table:table-cell>
        </table:table-row>
        <table:table-row table:style-name="ro1">
          <table:table-cell office:value-type="string" calcext:value-type="string">
            <text:p>GEOS CONSULTORIA E PARTICIPACOES LTDA</text:p>
          </table:table-cell>
          <table:table-cell office:value-type="float" office:value="49413929000131" calcext:value-type="float">
            <text:p>49413929000131</text:p>
          </table:table-cell>
          <table:table-cell office:value-type="string" calcext:value-type="string">
            <text:p>Error: Senha Inválida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1T08:00:17.387008447</dc:date>
    <meta:editing-duration>PT10M18S</meta:editing-duration>
    <meta:editing-cycles>1</meta:editing-cycles>
    <meta:document-statistic meta:table-count="1" meta:cell-count="401" meta:object-count="0"/>
    <meta:generator>LibreOffice/7.3.7.2$Linux_X86_64 LibreOffice_project/30$Build-2</meta:generator>
  </office:meta>
</office:document-meta>
</file>